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d5fe" officeooo:paragraph-rsid="001fd5fe"/>
    </style:style>
    <style:style style:name="P2" style:family="paragraph" style:parent-style-name="Standard">
      <style:text-properties officeooo:rsid="001fd5fe" officeooo:paragraph-rsid="001fd5fe"/>
    </style:style>
    <style:style style:name="P3" style:family="paragraph" style:parent-style-name="Standard">
      <style:text-properties officeooo:rsid="0024be02" officeooo:paragraph-rsid="0024be02"/>
    </style:style>
    <style:style style:name="T1" style:family="text">
      <style:text-properties officeooo:rsid="001fd5fe"/>
    </style:style>
    <style:style style:name="T2" style:family="text">
      <style:text-properties officeooo:rsid="0020d087"/>
    </style:style>
    <style:style style:name="T3" style:family="text">
      <style:text-properties officeooo:rsid="0020dd25"/>
    </style:style>
    <style:style style:name="T4" style:family="text">
      <style:text-properties officeooo:rsid="00221dcc"/>
    </style:style>
    <style:style style:name="T5" style:family="text">
      <style:text-properties officeooo:rsid="0022c95b"/>
    </style:style>
    <style:style style:name="T6" style:family="text">
      <style:text-properties officeooo:rsid="00278a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7"/><text:span text:style-name="T1">Veilles technologiques à faire </text:span></text:p>
      <text:p text:style-name="Standard"/>
      <text:p text:style-name="Standard"/>
      <text:p text:style-name="Standard"/>
      <text:p text:style-name="Standard">- <text:span text:style-name="T1">Api</text:span></text:p>
      <text:p text:style-name="Standard">- <text:span text:style-name="T1">Serveur HTTP</text:span></text:p>
      <text:p text:style-name="Standard">- <text:span text:style-name="T1">Serveur FTP</text:span></text:p>
      <text:p text:style-name="Standard">- <text:span text:style-name="T1">Hébergeur</text:span></text:p>
      <text:p text:style-name="Standard">- <text:span text:style-name="T1">Cryptage messages / site web</text:span></text:p>
      <text:p text:style-name="Standard">- <text:span text:style-name="T1">diagrammes</text:span></text:p>
      <text:p text:style-name="Standard">- <text:span text:style-name="T1">diagrammes d’entité numerique</text:span></text:p>
      <text:p text:style-name="Standard">- <text:span text:style-name="T1">charte graphique</text:span></text:p>
      <text:p text:style-name="Standard">- <text:span text:style-name="T1">loi et droit site web</text:span></text:p>
      <text:p text:style-name="Standard">- <text:span text:style-name="T1">Base de données my sql</text:span></text:p>
      <text:p text:style-name="Standard">- <text:span text:style-name="T1">HTML</text:span></text:p>
      <text:p text:style-name="P1">- CSS</text:p>
      <text:p text:style-name="P1">- PHP</text:p>
      <text:p text:style-name="P1">- JS</text:p>
      <text:p text:style-name="P1">- Meilleurs Frameworks JS (VueJs ? , Node Js ?, Angular Js ? )</text:p>
      <text:p text:style-name="P1">- <text:span text:style-name="T2">Meilleurs Frameworks CSS( SASS </text:span>? , <text:span text:style-name="T2">Bootsrrap )</text:span></text:p>
      <text:p text:style-name="P1">- <text:span text:style-name="T3">Meilleurs Frameworks PHP ( Symphony, Laravel)</text:span></text:p>
      <text:p text:style-name="P1">- <text:span text:style-name="T4">Grid layout</text:span></text:p>
      <text:p text:style-name="P1">- <text:span text:style-name="T4">git → github</text:span></text:p>
      <text:p text:style-name="P1"/>
      <text:p text:style-name="P1"/>
      <text:p text:style-name="P1"/>
      <text:p text:style-name="P1"/>
      <text:p text:style-name="P3">Veilles technologiques en PHP </text:p>
      <text:p text:style-name="P3"/>
      <text:p text:style-name="P3">- <text:span text:style-name="T6">$_SESSION les sessions</text:span></text:p>
      <text:p text:style-name="P3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08:50:15.844902119</meta:creation-date>
    <meta:generator>LibreOffice/6.0.7.3$Linux_X86_64 LibreOffice_project/00m0$Build-3</meta:generator>
    <dc:date>2019-10-13T00:46:29.145689993</dc:date>
    <meta:editing-duration>P2DT15H44M59S</meta:editing-duration>
    <meta:editing-cycles>7</meta:editing-cycles>
    <meta:document-statistic meta:table-count="0" meta:image-count="0" meta:object-count="0" meta:page-count="1" meta:paragraph-count="22" meta:word-count="94" meta:character-count="507" meta:non-whitespace-character-count="396"/>
  </office:meta>
</office:document-meta>
</file>